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1500000309C9539B9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8.709cm" svg:x="1.048cm" svg:y="5.52cm">
            <draw:image xlink:href="Pictures/100002010000031500000309C9539B99.png" xlink:type="simple" xlink:show="embed" xlink:actuate="onLoad">
              <text:p/>
            </draw:image>
          </draw:frame>
          <draw:custom-shape draw:style-name="gr2" draw:text-style-name="P1" draw:layer="layout" svg:width="5.4cm" svg:height="2cm" svg:x="2.2cm" svg:y="6cm">
            <text:p text:style-name="P1">32MB RAM</text:p>
            <text:p text:style-name="P1">Modules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cm" svg:height="1cm" svg:x="12.1cm" svg:y="6.1cm">
            <text:p text:style-name="P1">USB Host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cm" svg:height="1.7cm" svg:x="2.4cm" svg:y="22cm">
            <text:p text:style-name="P2"><text:span text:style-name="T1">SOC Cirrus Logic</text:span></text:p>
            <text:p text:style-name="P2"><text:span text:style-name="T1">390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5cm" svg:height="1.7cm" svg:x="7.8cm" svg:y="22cm">
            <text:p text:style-name="P2"><text:span text:style-name="T1">Serial Por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5cm" svg:height="1.7cm" svg:x="12.6cm" svg:y="22cm">
            <text:p text:style-name="P2"><text:span text:style-name="T1">Boot ROM selection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3T13:00:36</meta:creation-date>
    <dc:date>2013-04-23T13:10:09</dc:date>
    <meta:editing-duration>P0D</meta:editing-duration>
    <meta:editing-cycles>1</meta:editing-cycles>
    <meta:document-statistic meta:object-count="7"/>
    <meta:generator>LibreOffice/3.5$Linux_x86 LibreOffice_project/350m1$Build-2</meta:generator>
  </office:meta>
</office:document-meta>
</file>